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1.75cm" fo:min-width="2.75cm"/>
      <style:paragraph-properties style:writing-mode="lr-tb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1.75cm" fo:min-width="3.75cm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Garamond"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12pt"/>
    </style:style>
    <style:style style:name="T1" style:family="text">
      <style:text-properties style:font-name="Garamond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1.25cm" svg:y="3cm">
          <text:p text:style-name="P1"><text:span text:style-name="T1">lo</text:span><text:span text:style-name="T1">a</text:span><text:span text:style-name="T1">d </text:span><text:span text:style-name="T1">N</text:span><text:span text:style-name="T1">V </text:span><text:span text:style-name="T1">D</text:span><text:span text:style-name="T1">at</text:span><text:span text:style-name="T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cm" svg:height="2cm" svg:x="6cm" svg:y="3cm">
          <text:p text:style-name="P1"><text:span text:style-name="T1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2cm" svg:x="15.5cm" svg:y="3cm">
          <text:p text:style-name="P1"><text:span text:style-name="T1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25cm" svg:height="2cm" svg:x="12cm" svg:y="12cm">
          <text:p text:style-name="P1"><text:span text:style-name="T1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25cm" svg:height="2cm" svg:x="15.75cm" svg:y="12cm">
          <text:p text:style-name="P1"><text:span text:style-name="T1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25cm" svg:height="2cm" svg:x="12cm" svg:y="15.75cm">
          <text:p text:style-name="P1"><text:span text:style-name="T1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25cm" svg:height="2cm" svg:x="15.792cm" svg:y="15.75cm">
          <text:p text:style-name="P1"><text:span text:style-name="T1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s" svg:x1="13.625cm" svg:y1="14cm" svg:x2="13.625cm" svg:y2="15.75cm" draw:start-shape="id1" draw:start-glue-point="6" draw:end-shape="id2" draw:end-glue-point="4" svg:d="M13625 14000v502 747 501" svg:viewBox="0 0 1 1751">
          <text:p/>
        </draw:connector>
        <draw:connector draw:style-name="gr4" draw:text-style-name="P2" draw:layer="layout" draw:type="lines" svg:x1="17.375cm" svg:y1="14cm" svg:x2="17.417cm" svg:y2="15.75cm" draw:start-shape="id3" draw:start-glue-point="6" draw:end-shape="id4" draw:end-glue-point="4" svg:d="M17375 14000v502l42 747v501" svg:viewBox="0 0 43 1751">
          <text:p/>
        </draw:connector>
        <draw:connector draw:style-name="gr5" draw:text-style-name="P2" draw:layer="layout" draw:type="lines" draw:line-skew="6.498cm" svg:x1="8cm" svg:y1="5cm" svg:x2="13.625cm" svg:y2="15.75cm" draw:start-shape="id5" draw:start-glue-point="6" draw:end-shape="id2" draw:end-glue-point="4" svg:d="M8000 5000v7000l5625 3249v501" svg:viewBox="0 0 5626 10751">
          <text:p/>
        </draw:connector>
        <draw:connector draw:style-name="gr6" draw:text-style-name="P2" draw:layer="layout" draw:type="lines" draw:line-skew="5.498cm -0.249cm" svg:x1="8cm" svg:y1="5cm" svg:x2="17.417cm" svg:y2="15.75cm" draw:start-shape="id5" draw:start-glue-point="6" draw:end-shape="id4" draw:end-glue-point="4" svg:d="M8000 5000v6000l9417 4000v750" svg:viewBox="0 0 9418 10751">
          <text:p/>
        </draw:connector>
        <draw:custom-shape draw:style-name="gr7" draw:text-style-name="P3" draw:layer="layout" svg:width="3.25cm" svg:height="2cm" svg:x="1.75cm" svg:y="23cm">
          <text:p text:style-name="P1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25cm" svg:height="2cm" svg:x="1.75cm" svg:y="25.25cm">
          <text:p text:style-name="P1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6" draw:id="id6" draw:layer="layout" svg:width="4.25cm" svg:height="2cm" svg:x="10.75cm" svg:y="3cm">
          <text:p text:style-name="P1"><text:span text:style-name="T1">scripts in Wachstumskunde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3.25cm" svg:height="2cm" svg:x="13.25cm" svg:y="6.75cm">
          <text:p text:style-name="P1"><text:span text:style-name="T1">load mdb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line" svg:x1="12.875cm" svg:y1="5cm" svg:x2="14.875cm" svg:y2="6.75cm" draw:start-shape="id6" draw:start-glue-point="6" draw:end-shape="id7" draw:end-glue-point="4" svg:d="M12875 5000l2000 1750" svg:viewBox="0 0 2001 1751">
          <text:p/>
        </draw:connector>
        <draw:connector draw:style-name="gr10" draw:text-style-name="P2" draw:layer="layout" draw:type="line" svg:x1="14.875cm" svg:y1="8.75cm" svg:x2="13.625cm" svg:y2="12cm" draw:start-shape="id7" draw:start-glue-point="6" draw:end-shape="id1" draw:end-glue-point="4" svg:d="M14875 8750l-1250 3250" svg:viewBox="0 0 1251 3251">
          <text:p/>
        </draw:connector>
        <draw:connector draw:style-name="gr11" draw:text-style-name="P2" draw:layer="layout" draw:type="line" svg:x1="14.875cm" svg:y1="8.75cm" svg:x2="17.375cm" svg:y2="12cm" draw:start-shape="id7" draw:start-glue-point="6" draw:end-shape="id3" draw:end-glue-point="4" svg:d="M14875 8750l2500 3250" svg:viewBox="0 0 2501 3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nes Osewold</meta:initial-creator>
    <meta:creation-date>2022-01-17T14:09:10.312509244</meta:creation-date>
    <dc:date>2022-03-02T17:18:28.546820802</dc:date>
    <dc:creator>Johannes Osewold</dc:creator>
    <meta:editing-duration>PT6M13S</meta:editing-duration>
    <meta:editing-cycles>3</meta:editing-cycles>
    <meta:generator>LibreOffice/7.2.5.2$Linux_X86_64 LibreOffice_project/20$Build-2</meta:generator>
    <meta:document-statistic meta:object-count="18"/>
  </office:meta>
</office:document-meta>
</file>